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b77be" draw:textarea-horizontal-align="justify" draw:textarea-vertical-align="middle" draw:auto-grow-height="false" fo:min-height="2.085cm" fo:min-width="1.998cm"/>
    </style:style>
    <style:style style:name="gr2" style:family="graphic" style:parent-style-name="standard">
      <style:graphic-properties svg:stroke-color="#22313f" draw:fill-color="#22313f" draw:textarea-horizontal-align="justify" draw:textarea-vertical-align="middle" draw:auto-grow-height="false" fo:min-height="1.75cm" fo:min-width="3.499cm"/>
    </style:style>
    <style:style style:name="gr3" style:family="graphic" style:parent-style-name="objectwithoutfill">
      <style:graphic-properties svg:stroke-color="#22313f" draw:marker-end="Arrow" draw:marker-end-width="0.3cm" draw:fill="none" draw:textarea-vertical-align="middle"/>
    </style:style>
    <style:style style:name="gr4" style:family="graphic" style:parent-style-name="standard">
      <style:graphic-properties svg:stroke-color="#89c4f4" draw:fill-color="#89c4f4" draw:textarea-horizontal-align="justify" draw:textarea-vertical-align="middle" draw:auto-grow-height="false" fo:min-height="1.139cm" fo:min-width="5.704cm"/>
    </style:style>
    <style:style style:name="gr5" style:family="graphic" style:parent-style-name="standard">
      <style:graphic-properties draw:stroke="none" draw:fill="none" fo:min-height="0.746cm"/>
    </style:style>
    <style:style style:name="gr6" style:family="graphic" style:parent-style-name="objectwithoutfill">
      <style:graphic-properties svg:stroke-color="#89c4f4" draw:marker-end="Arrow" draw:marker-end-width="0.3cm" draw:fill="none" draw:textarea-vertical-align="middle"/>
    </style:style>
    <style:style style:name="gr7" style:family="graphic" style:parent-style-name="standard">
      <style:graphic-properties svg:stroke-color="#89c4f4" draw:fill-color="#89c4f4" draw:textarea-horizontal-align="justify" draw:textarea-vertical-align="middle" draw:auto-grow-height="false" fo:min-height="10.021cm" fo:min-width="15.242cm"/>
    </style:style>
    <style:style style:name="gr8" style:family="graphic" style:parent-style-name="standard">
      <style:graphic-properties svg:stroke-color="#22313f" draw:fill-color="#22313f" draw:textarea-horizontal-align="justify" draw:textarea-vertical-align="middle" draw:auto-grow-height="false" fo:min-height="0.45cm" fo:min-width="0cm"/>
    </style:style>
    <style:style style:name="gr9" style:family="graphic" style:parent-style-name="standard">
      <style:graphic-properties svg:stroke-color="#729fcf" draw:textarea-horizontal-align="justify" draw:textarea-vertical-align="middle" draw:auto-grow-height="false" fo:min-height="2.458cm" fo:min-width="3.308cm"/>
    </style:style>
    <style:style style:name="gr10" style:family="graphic" style:parent-style-name="standard">
      <style:graphic-properties svg:stroke-color="#22313f" draw:fill-color="#22313f" draw:textarea-horizontal-align="justify" draw:textarea-vertical-align="middle" draw:auto-grow-height="false" fo:min-height="2.188cm" fo:min-width="3.038cm"/>
    </style:style>
    <style:style style:name="gr11" style:family="graphic" style:parent-style-name="standard">
      <style:graphic-properties svg:stroke-color="#729fcf" draw:fill-color="#22313f" draw:textarea-horizontal-align="justify" draw:textarea-vertical-align="middle" draw:auto-grow-height="false" fo:min-height="0.168cm" fo:min-width="2.462cm"/>
    </style:style>
    <style:style style:name="gr12" style:family="graphic" style:parent-style-name="standard">
      <style:graphic-properties draw:stroke="none" draw:fill="none" fo:min-height="1.615cm"/>
    </style:style>
    <style:style style:name="gr13" style:family="graphic" style:parent-style-name="standard">
      <style:graphic-properties svg:stroke-color="#4b77be" draw:fill-color="#4b77be" draw:textarea-horizontal-align="justify" draw:textarea-vertical-align="middle" draw:auto-grow-height="false" fo:min-height="2.242cm" fo:min-width="2.101cm"/>
    </style:style>
    <style:style style:name="gr14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053cm" svg:stroke-color="#ffff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color="#9999ff" draw:fill="none" draw:textarea-vertical-align="middle"/>
    </style:style>
    <style:style style:name="gr17" style:family="graphic" style:parent-style-name="objectwithoutfill">
      <style:graphic-properties svg:stroke-width="0.028cm" svg:stroke-color="#ff0000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106cm" svg:stroke-color="#ffffff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svg:stroke-color="#b2b2b2" draw:fill-color="#999999" draw:textarea-horizontal-align="justify" draw:textarea-vertical-align="middle" draw:auto-grow-height="false" fo:min-height="2.15cm" fo:min-width="0.1cm"/>
    </style:style>
    <style:style style:name="gr20" style:family="graphic" style:parent-style-name="standard">
      <style:graphic-properties svg:stroke-color="#3465a4" draw:fill-color="#4b77be" draw:textarea-horizontal-align="justify" draw:textarea-vertical-align="middle" draw:auto-grow-height="false" fo:min-height="1.651cm" fo:min-width="1.295cm"/>
    </style:style>
    <style:style style:name="gr21" style:family="graphic" style:parent-style-name="objectwithoutfill">
      <style:graphic-properties svg:stroke-color="#4b77be" draw:marker-end="Arrow" draw:marker-end-width="0.3cm" draw:fill="none" draw:textarea-vertical-align="middle"/>
    </style:style>
    <style:style style:name="gr22" style:family="graphic" style:parent-style-name="standard">
      <style:graphic-properties svg:stroke-color="#4b77be" draw:fill-color="#4b77be" draw:textarea-horizontal-align="justify" draw:textarea-vertical-align="middle" draw:auto-grow-height="false" fo:min-height="1.65cm" fo:min-width="0.3cm"/>
    </style:style>
    <style:style style:name="gr23" style:family="graphic" style:parent-style-name="objectwithoutfill">
      <style:graphic-properties draw:stroke="dash" draw:stroke-dash="Ultrafine_20_Dashed" svg:stroke-color="#22313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4b77be"/>
      <style:paragraph-properties fo:text-align="center"/>
      <style:text-properties fo:color="#ffffff"/>
    </style:style>
    <style:style style:name="P3" style:family="paragraph">
      <loext:graphic-properties draw:fill-color="#22313f"/>
      <style:paragraph-properties fo:text-align="center"/>
      <style:text-properties fo:color="#ffffff" style:font-name="Raleway1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9c4f4"/>
      <style:paragraph-properties fo:text-align="center"/>
      <style:text-properties fo:color="#ffffff" style:font-name="Raleway1" fo:font-size="18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ffffff"/>
    </style:style>
    <style:style style:name="P7" style:family="paragraph">
      <loext:graphic-properties draw:fill-color="#22313f"/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22313f"/>
      <style:paragraph-properties fo:text-align="center"/>
      <style:text-properties fo:color="#ffffff" style:font-name="Raleway1" fo:font-size="16pt" style:font-size-asian="16pt" style:font-size-complex="16p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fo:color="#22313f" fo:font-size="13pt" style:font-size-asian="18pt" style:font-size-complex="18pt"/>
    </style:style>
    <style:style style:name="P12" style:family="paragraph">
      <loext:graphic-properties draw:fill-color="#4b77be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loext:graphic-properties draw:fill-color="#4b77be"/>
      <style:paragraph-properties fo:text-align="center"/>
    </style:style>
    <style:style style:name="T1" style:family="text">
      <style:text-properties fo:color="#ffffff" style:font-name="Raleway1" fo:font-size="18pt" style:font-size-asian="18pt" style:font-size-complex="18pt"/>
    </style:style>
    <style:style style:name="T2" style:family="text">
      <style:text-properties fo:color="#ffffff" style:font-name="Raleway1" fo:font-size="16pt" style:font-size-asian="16pt" style:font-size-complex="16pt"/>
    </style:style>
    <style:style style:name="T3" style:family="text">
      <style:text-properties fo:color="#22313f" style:font-name="Raleway1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2.9cm" svg:height="3.5cm" svg:x="1.44cm" svg:y="22.4cm">
          <text:p text:style-name="P1"><text:span text:style-name="T1">Log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8" draw:id="id8" draw:layer="layout" svg:width="2.9cm" svg:height="3.5cm" svg:x="4.74cm" svg:y="22.4cm">
          <text:p text:style-name="P1"><text:span text:style-name="T1">Repor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" draw:id="id1" draw:layer="layout" svg:width="3.999cm" svg:height="2cm" svg:x="8.501cm" svg:y="7cm">
          <text:p text:style-name="P1"><text:span text:style-name="T1">Data flow</text:span></text:p>
          <text:p text:style-name="P1"><text:span text:style-name="T1">fun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0.501cm" svg:y1="9cm" svg:x2="10.515cm" svg:y2="9.809cm" draw:start-shape="id1" draw:start-glue-point="6" draw:end-shape="id2" draw:end-glue-point="4" svg:d="M10501 9000v405h14v404" svg:viewBox="0 0 15 810">
          <text:p/>
        </draw:connector>
        <draw:connector draw:style-name="gr3" draw:text-style-name="P4" draw:layer="layout" svg:x1="10.501cm" svg:y1="6.3cm" svg:x2="10.501cm" svg:y2="7cm" draw:start-shape="id3" draw:start-glue-point="6" draw:end-shape="id1" draw:end-glue-point="4" svg:d="M10501 6300v700" svg:viewBox="0 0 1 701">
          <text:p/>
        </draw:connector>
        <draw:custom-shape draw:style-name="gr4" draw:text-style-name="P5" xml:id="id4" draw:id="id4" draw:layer="layout" svg:width="6.7cm" svg:height="1.499cm" svg:x="7.15cm" svg:y="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6" draw:layer="layout" svg:width="6.2cm" svg:height="0.996cm" svg:x="7.4cm" svg:y="2.2cm">
          <draw:text-box>
            <text:p text:style-name="P1"><text:span text:style-name="T1">QC Level 1 process</text:span></text:p>
          </draw:text-box>
        </draw:frame>
        <draw:custom-shape draw:style-name="gr2" draw:text-style-name="P3" xml:id="id3" draw:id="id3" draw:layer="layout" svg:width="3.999cm" svg:height="2cm" svg:x="8.501cm" svg:y="4.3cm">
          <text:p text:style-name="P1"><text:span text:style-name="T1">SfnData</text:span></text:p>
          <text:p text:style-name="P1"><text:span text:style-name="T1">S4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line-skew="-0.1cm" svg:x1="10.5cm" svg:y1="3.499cm" svg:x2="10.501cm" svg:y2="4.3cm" draw:start-shape="id4" draw:start-glue-point="6" draw:end-shape="id3" draw:end-glue-point="4" svg:d="M10500 3499v301h1v500" svg:viewBox="0 0 2 802">
          <text:p/>
        </draw:connector>
        <draw:custom-shape draw:style-name="gr7" draw:text-style-name="P5" xml:id="id2" draw:id="id2" draw:layer="layout" svg:width="17cm" svg:height="11.091cm" svg:x="2.015cm" svg:y="9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6" draw:layer="layout" svg:width="6.2cm" svg:height="0.996cm" svg:x="7.4cm" svg:y="10cm">
          <draw:text-box>
            <text:p text:style-name="P1"><text:span text:style-name="T1">QC Level 2 process</text:span></text:p>
          </draw:text-box>
        </draw:frame>
        <draw:custom-shape draw:style-name="gr8" draw:text-style-name="P7" draw:layer="layout" svg:width="0.4cm" svg:height="0.7cm" svg:x="5.112cm" svg:y="13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1cm" svg:height="3cm" svg:x="3.262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8cm" svg:height="2.7cm" svg:x="3.412cm" svg:y="1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4.25cm" svg:height="0.6cm" svg:x="3.187cm" svg:y="14.5cm">
          <text:p/>
          <draw:enhanced-geometry svg:viewBox="0 0 21600 21600" draw:glue-points="?f6 0 10800 ?f8 ?f11 10800 ?f9 21600 10800 ?f10 ?f5 10800" draw:text-areas="?f3 ?f3 ?f4 ?f4" draw:type="parallelogram" draw:modifiers="3663.514467184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9" xml:id="id5" draw:id="id5" draw:layer="layout" svg:width="3.999cm" svg:height="2cm" svg:x="8.6cm" svg:y="12.1cm">
          <text:p text:style-name="P8"><text:span text:style-name="T2">Outliers</text:span></text:p>
          <text:p text:style-name="P8"><text:span text:style-name="T2">app</text:span></text:p>
          <text:p text:style-name="P8"><text:span text:style-name="T2">(interactiv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11" draw:layer="layout" svg:width="5.9cm" svg:height="1.865cm" svg:x="13.1cm" svg:y="12.202cm">
          <draw:text-box>
            <text:p text:style-name="P10"><text:span text:style-name="T3">Visual checks for outliers and ranges</text:span></text:p>
          </draw:text-box>
        </draw:frame>
        <draw:custom-shape draw:style-name="gr13" draw:text-style-name="P12" xml:id="id6" draw:id="id6" draw:layer="layout" svg:width="2.6cm" svg:height="3.1cm" svg:x="11.2cm" svg:y="14.6cm">
          <text:p text:style-name="P8"><text:span text:style-name="T2">S</text:span><text:span text:style-name="T2">c</text:span><text:span text:style-name="T2">ri</text:span><text:span text:style-name="T2">p</text:span><text:span text:style-name="T2">t</text:span></text:p>
          <text:p text:style-name="P8"><text:span text:style-name="T2">(</text:span><text:span text:style-name="T2">p</text:span><text:span text:style-name="T2">er </text:span><text:span text:style-name="T2">si</text:span><text:span text:style-name="T2">te</text:span><text:span text:style-name="T2">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4" draw:layer="layout" svg:x1="10.6cm" svg:y1="14.1cm" svg:x2="11.2cm" svg:y2="16.15cm" draw:start-shape="id5" draw:start-glue-point="6" draw:end-shape="id6" draw:end-glue-point="5" svg:d="M10600 14100v2050h600" svg:viewBox="0 0 601 2051">
          <text:p/>
        </draw:connector>
        <draw:frame draw:style-name="gr12" draw:text-style-name="P11" draw:layer="layout" svg:width="4.8cm" svg:height="1.865cm" svg:x="14.1cm" svg:y="15.218cm">
          <draw:text-box>
            <text:p text:style-name="P10"><text:span text:style-name="T3">Allows for reproducibility</text:span></text:p>
          </draw:text-box>
        </draw:frame>
        <draw:custom-shape draw:style-name="gr14" draw:text-style-name="P13" draw:layer="layout" svg:width="0.1cm" svg:height="0.1cm" svg:x="6.044cm" svg:y="12.2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3" draw:layer="layout" svg:width="0.1cm" svg:height="0.1cm" svg:x="5cm" svg:y="11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3" draw:layer="layout" svg:width="0.1cm" svg:height="0.1cm" svg:x="5.164cm" svg:y="11.3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3" draw:layer="layout" svg:width="0.1cm" svg:height="0.1cm" svg:x="5.91cm" svg:y="11.9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4" draw:layer="layout" svg:x1="4.8cm" svg:y1="12.4cm" svg:x2="7.1cm" svg:y2="12.4cm">
          <text:p/>
        </draw:line>
        <draw:path draw:style-name="gr16" draw:text-style-name="P4" draw:layer="layout" svg:width="0.896cm" svg:height="0.845cm" draw:transform="rotate (1.5707963267949) translate (4.95240464623473cm 12.3135623487822cm)" svg:viewBox="0 0 897 846" svg:d="M25 1c50-4 98 6 147 5 42-2 85-2 127 7 46 9 91 19 140 25 61 8 126 20 171 44 15 8 123 9 35 18-34 4-71 0-106 0-36 1-70 13-103 20-33 8-73 6-109 7-48 3-88 27-137 27-75 0-83 43-152 39-114-6 65 42 96 30 43-15 105 0 156 0 40 0 79 0 118 0 51 0 103 0 153 0 46 1 89 13 133 14s90-1 131 5c28 4 129 2 31 28-34 10-74 16-115 14-49-2-102 1-152 0-54-1-105 9-159 9-36 0-74 6-109 9-79 8-153 32-234 35-44 1-124 41 7 41 37 0 73 6 109 6 38-1 84-7 109 6 38 21-52 25-81 26-43 0-86 6-128 10-35 4-94 32-62 43 78 27 183 10 274 18 89 7-45 14-53 15-44 5-83 26-131 25-110-3 3 44 37 36 43-12 83-2 119 9 81 26-57 31-84 34-46 7-91 19-140 20-62 3-93 60 28 48 39-4 82 2 121 7 21 2 142 3 62 23-37 9-84-6-124 2-34 6-63 20-97 30-113 34 107 34 119 41 28 16 112-2 112 21 0 28-79 22-125 22-57 0-68 28-118 24l-6 2">
          <text:p/>
        </draw:path>
        <draw:line draw:style-name="gr17" draw:text-style-name="P4" draw:layer="layout" svg:x1="4.847cm" svg:y1="11.5cm" svg:x2="6.927cm" svg:y2="11.5cm">
          <text:p/>
        </draw:line>
        <draw:line draw:style-name="gr15" draw:text-style-name="P4" draw:layer="layout" svg:x1="4.823cm" svg:y1="11.427cm" svg:x2="4.823cm" svg:y2="12.427cm">
          <text:p/>
        </draw:line>
        <draw:path draw:style-name="gr16" draw:text-style-name="P4" draw:layer="layout" svg:width="0.968cm" svg:height="0.3cm" svg:x="5.886cm" svg:y="12cm" svg:viewBox="0 0 969 301" svg:d="M0 273c0-38 0-77 0-113 1-35 21-69 35-102 5-12 55-101 57-32 1 39 16 73 44 104 22 25 28 58 55 82 25 23 23 111 19 84-5-42 21-83 14-125-6-35 9-71 16-105 3-18 24-80 67-37 28 28 36 67 37 102 0 28 10 56 15 84 4 18-3 88 9-3 4-34 4-69 7-101 2-26 5-53 5-77-1-57 44 27 42 39-5 23 8 50 7 74-2 25 9 52 13 77 10 64 41-41 42-53 1-28 2-57 2-85 0-11 9-92 38-35 10 21 6 45 8 68 3 25 8 53 6 81-2 19 10 41 12 63 6 71 54-55 48-62-17-22 2-51 4-75 2-26 14-54 28-80 31-58 19 27 20 40 3 26 4 51 11 78 6 24 10 52 12 77 8 97 54-62 69-71 28-17 11-51 11-76 0-19-3-105 41-25 11 20 13 44 16 64 4 37 0 74 15 112 34 81 41-57 42-72 2-23 14-48 10-70-1-12 16-122 32-45 5 26 3 55 0 82-4 31 12 60 31 88l5 23 12 20 12 8">
          <text:p/>
        </draw:path>
        <draw:line draw:style-name="gr17" draw:text-style-name="P4" draw:layer="layout" svg:x1="4.847cm" svg:y1="12.328cm" svg:x2="6.927cm" svg:y2="12.328cm">
          <text:p/>
        </draw:line>
        <draw:line draw:style-name="gr18" draw:text-style-name="P4" draw:layer="layout" svg:x1="4.834cm" svg:y1="12.581cm" svg:x2="5.534cm" svg:y2="12.581cm">
          <text:p/>
        </draw:line>
        <draw:line draw:style-name="gr18" draw:text-style-name="P4" draw:layer="layout" svg:x1="4.834cm" svg:y1="12.729cm" svg:x2="5.534cm" svg:y2="12.729cm">
          <text:p/>
        </draw:line>
        <draw:line draw:style-name="gr18" draw:text-style-name="P4" draw:layer="layout" svg:x1="4.834cm" svg:y1="12.875cm" svg:x2="5.534cm" svg:y2="12.875cm">
          <text:p/>
        </draw:line>
        <draw:line draw:style-name="gr18" draw:text-style-name="P4" draw:layer="layout" svg:x1="4.834cm" svg:y1="13.021cm" svg:x2="5.534cm" svg:y2="13.021cm">
          <text:p/>
        </draw:line>
        <draw:line draw:style-name="gr18" draw:text-style-name="P4" draw:layer="layout" svg:x1="4.834cm" svg:y1="13.169cm" svg:x2="5.534cm" svg:y2="13.169cm">
          <text:p/>
        </draw:line>
        <draw:line draw:style-name="gr18" draw:text-style-name="P4" draw:layer="layout" svg:x1="4.834cm" svg:y1="13.315cm" svg:x2="5.534cm" svg:y2="13.315cm">
          <text:p/>
        </draw:line>
        <draw:line draw:style-name="gr18" draw:text-style-name="P4" draw:layer="layout" svg:x1="4.834cm" svg:y1="13.457cm" svg:x2="5.534cm" svg:y2="13.457cm">
          <text:p/>
        </draw:line>
        <draw:line draw:style-name="gr18" draw:text-style-name="P4" draw:layer="layout" svg:x1="4.834cm" svg:y1="13.605cm" svg:x2="5.534cm" svg:y2="13.605cm">
          <text:p/>
        </draw:line>
        <draw:line draw:style-name="gr18" draw:text-style-name="P4" draw:layer="layout" svg:x1="4.834cm" svg:y1="13.751cm" svg:x2="5.534cm" svg:y2="13.751cm">
          <text:p/>
        </draw:line>
        <draw:line draw:style-name="gr18" draw:text-style-name="P4" draw:layer="layout" svg:x1="5.592cm" svg:y1="12.581cm" svg:x2="6.292cm" svg:y2="12.581cm">
          <text:p/>
        </draw:line>
        <draw:line draw:style-name="gr18" draw:text-style-name="P4" draw:layer="layout" svg:x1="5.592cm" svg:y1="12.729cm" svg:x2="6.292cm" svg:y2="12.729cm">
          <text:p/>
        </draw:line>
        <draw:line draw:style-name="gr18" draw:text-style-name="P4" draw:layer="layout" svg:x1="5.592cm" svg:y1="12.875cm" svg:x2="6.292cm" svg:y2="12.875cm">
          <text:p/>
        </draw:line>
        <draw:line draw:style-name="gr18" draw:text-style-name="P4" draw:layer="layout" svg:x1="5.592cm" svg:y1="13.021cm" svg:x2="6.292cm" svg:y2="13.021cm">
          <text:p/>
        </draw:line>
        <draw:line draw:style-name="gr18" draw:text-style-name="P4" draw:layer="layout" svg:x1="5.592cm" svg:y1="13.169cm" svg:x2="6.292cm" svg:y2="13.169cm">
          <text:p/>
        </draw:line>
        <draw:line draw:style-name="gr18" draw:text-style-name="P4" draw:layer="layout" svg:x1="5.592cm" svg:y1="13.315cm" svg:x2="6.292cm" svg:y2="13.315cm">
          <text:p/>
        </draw:line>
        <draw:line draw:style-name="gr18" draw:text-style-name="P4" draw:layer="layout" svg:x1="5.592cm" svg:y1="13.457cm" svg:x2="6.292cm" svg:y2="13.457cm">
          <text:p/>
        </draw:line>
        <draw:line draw:style-name="gr18" draw:text-style-name="P4" draw:layer="layout" svg:x1="5.592cm" svg:y1="13.605cm" svg:x2="6.292cm" svg:y2="13.605cm">
          <text:p/>
        </draw:line>
        <draw:line draw:style-name="gr18" draw:text-style-name="P4" draw:layer="layout" svg:x1="5.592cm" svg:y1="13.751cm" svg:x2="6.292cm" svg:y2="13.751cm">
          <text:p/>
        </draw:line>
        <draw:line draw:style-name="gr18" draw:text-style-name="P4" draw:layer="layout" svg:x1="6.344cm" svg:y1="12.581cm" svg:x2="7.044cm" svg:y2="12.581cm">
          <text:p/>
        </draw:line>
        <draw:line draw:style-name="gr18" draw:text-style-name="P4" draw:layer="layout" svg:x1="6.344cm" svg:y1="12.729cm" svg:x2="7.044cm" svg:y2="12.729cm">
          <text:p/>
        </draw:line>
        <draw:line draw:style-name="gr18" draw:text-style-name="P4" draw:layer="layout" svg:x1="6.344cm" svg:y1="12.875cm" svg:x2="7.044cm" svg:y2="12.875cm">
          <text:p/>
        </draw:line>
        <draw:line draw:style-name="gr18" draw:text-style-name="P4" draw:layer="layout" svg:x1="6.344cm" svg:y1="13.021cm" svg:x2="7.044cm" svg:y2="13.021cm">
          <text:p/>
        </draw:line>
        <draw:line draw:style-name="gr18" draw:text-style-name="P4" draw:layer="layout" svg:x1="6.344cm" svg:y1="13.169cm" svg:x2="7.044cm" svg:y2="13.169cm">
          <text:p/>
        </draw:line>
        <draw:line draw:style-name="gr18" draw:text-style-name="P4" draw:layer="layout" svg:x1="6.344cm" svg:y1="13.315cm" svg:x2="7.044cm" svg:y2="13.315cm">
          <text:p/>
        </draw:line>
        <draw:line draw:style-name="gr18" draw:text-style-name="P4" draw:layer="layout" svg:x1="6.344cm" svg:y1="13.457cm" svg:x2="7.044cm" svg:y2="13.457cm">
          <text:p/>
        </draw:line>
        <draw:line draw:style-name="gr18" draw:text-style-name="P4" draw:layer="layout" svg:x1="6.344cm" svg:y1="13.605cm" svg:x2="7.044cm" svg:y2="13.605cm">
          <text:p/>
        </draw:line>
        <draw:line draw:style-name="gr18" draw:text-style-name="P4" draw:layer="layout" svg:x1="6.344cm" svg:y1="13.751cm" svg:x2="7.044cm" svg:y2="13.751cm">
          <text:p/>
        </draw:line>
        <draw:custom-shape draw:style-name="gr19" draw:text-style-name="P14" draw:layer="layout" svg:width="0.6cm" svg:height="2.4cm" svg:x="3.7cm" svg:y="11.4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999cm" svg:height="2cm" svg:x="8.601cm" svg:y="18.408cm">
          <text:p text:style-name="P1"><text:span text:style-name="T1">U</text:span><text:span text:style-name="T1">n</text:span><text:span text:style-name="T1">it</text:span><text:span text:style-name="T1">s</text:span></text:p>
          <text:p text:style-name="P1"><text:span text:style-name="T1">f</text:span><text:span text:style-name="T1">u</text:span><text:span text:style-name="T1">n</text:span><text:span text:style-name="T1">c</text:span><text:span text:style-name="T1">ti</text:span><text:span text:style-name="T1">o</text:span><text:span text:style-name="T1">n</text:span><text:span text:style-name="T1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11" draw:layer="layout" svg:width="5.9cm" svg:height="1.865cm" svg:x="13.1cm" svg:y="18.476cm">
          <draw:text-box>
            <text:p text:style-name="P10"><text:span text:style-name="T3">St</text:span><text:span text:style-name="T3">a</text:span><text:span text:style-name="T3">n</text:span><text:span text:style-name="T3">d</text:span><text:span text:style-name="T3">ar</text:span><text:span text:style-name="T3">di</text:span><text:span text:style-name="T3">za</text:span><text:span text:style-name="T3">ti</text:span><text:span text:style-name="T3">o</text:span><text:span text:style-name="T3">n, </text:span><text:span text:style-name="T3">u</text:span><text:span text:style-name="T3">ni</text:span><text:span text:style-name="T3">t </text:span><text:span text:style-name="T3">ca</text:span><text:span text:style-name="T3">lc</text:span><text:span text:style-name="T3">ul</text:span><text:span text:style-name="T3">ati</text:span><text:span text:style-name="T3">o</text:span><text:span text:style-name="T3">n </text:span><text:span text:style-name="T3">a</text:span><text:span text:style-name="T3">n</text:span><text:span text:style-name="T3">d </text:span><text:span text:style-name="T3">tr</text:span><text:span text:style-name="T3">a</text:span><text:span text:style-name="T3">ns</text:span><text:span text:style-name="T3">fo</text:span><text:span text:style-name="T3">r</text:span><text:span text:style-name="T3">m</text:span><text:span text:style-name="T3">ati</text:span><text:span text:style-name="T3">o</text:span><text:span text:style-name="T3">n</text:span></text:p>
          </draw:text-box>
        </draw:frame>
        <draw:custom-shape draw:style-name="gr2" draw:text-style-name="P3" xml:id="id7" draw:id="id7" draw:layer="layout" svg:width="3.999cm" svg:height="2cm" svg:x="8.517cm" svg:y="22.4cm">
          <text:p text:style-name="P1"><text:span text:style-name="T1">S</text:span><text:span text:style-name="T1">f</text:span><text:span text:style-name="T1">n</text:span><text:span text:style-name="T1">D</text:span><text:span text:style-name="T1">a</text:span><text:span text:style-name="T1">t</text:span><text:span text:style-name="T1">a</text:span></text:p>
          <text:p text:style-name="P1"><text:span text:style-name="T1">S</text:span><text:span text:style-name="T1">4 </text:span><text:span text:style-name="T1">c</text:span><text:span text:style-name="T1">l</text:span><text:span text:style-name="T1">a</text:span><text:span text:style-name="T1">s</text:span><text:span text:style-name="T1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10.515cm" svg:y1="20.9cm" svg:x2="10.517cm" svg:y2="22.4cm" draw:start-shape="id2" draw:start-glue-point="6" draw:end-shape="id7" draw:end-glue-point="4" svg:d="M10515 20900v750h2v750" svg:viewBox="0 0 3 1501">
          <text:p/>
        </draw:connector>
        <draw:connector draw:style-name="gr6" draw:text-style-name="P4" draw:layer="layout" svg:x1="10.515cm" svg:y1="20.9cm" svg:x2="6.19cm" svg:y2="22.4cm" draw:start-shape="id2" draw:start-glue-point="6" draw:end-shape="id8" draw:end-glue-point="4" svg:d="M10515 20900v750h-4325v750" svg:viewBox="0 0 4326 1501">
          <text:p/>
        </draw:connector>
        <draw:connector draw:style-name="gr6" draw:text-style-name="P4" draw:layer="layout" svg:x1="10.515cm" svg:y1="20.9cm" svg:x2="2.89cm" svg:y2="22.4cm" draw:start-shape="id2" draw:start-glue-point="6" draw:end-shape="id9" draw:end-glue-point="4" svg:d="M10515 20900v750h-7625v750" svg:viewBox="0 0 7626 1501">
          <text:p/>
        </draw:connector>
        <draw:custom-shape draw:style-name="gr20" draw:text-style-name="P15" xml:id="id11" draw:id="id11" draw:layer="layout" svg:width="3.4cm" svg:height="1.9cm" svg:x="15.5cm" svg:y="25cm">
          <text:p text:style-name="P1"><text:span text:style-name="T1">SQL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21" draw:text-style-name="P4" draw:layer="layout" draw:line-skew="-0.155cm" svg:x1="12.5cm" svg:y1="17.517cm" svg:x2="10.601cm" svg:y2="18.408cm" draw:start-shape="id6" draw:start-glue-point="6" draw:end-shape="id10" draw:end-glue-point="4" svg:d="M12500 17517v383h-1899v508" svg:viewBox="0 0 1900 892">
          <text:p/>
        </draw:connector>
        <draw:custom-shape draw:style-name="gr22" draw:text-style-name="P15" draw:layer="layout" svg:width="0.8cm" svg:height="1.9cm" svg:x="11.8cm" svg:y="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8cm" svg:height="1.9cm" svg:x="12.8cm" svg:y="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8cm" svg:height="1.9cm" svg:x="13.8cm" svg:y="25cm">
          <text:p/>
          <draw:enhanced-geometry svg:viewBox="0 0 21600 21600" draw:type="rectangle" draw:enhanced-path="M 0 0 L 21600 0 21600 21600 0 21600 0 0 Z N"/>
        </draw:custom-shape>
        <draw:connector draw:style-name="gr23" draw:text-style-name="P4" draw:layer="layout" svg:x1="10.517cm" svg:y1="24.4cm" svg:x2="15.5cm" svg:y2="25.95cm" draw:start-shape="id7" draw:start-glue-point="6" draw:end-shape="id11" draw:end-glue-point="5" svg:d="M10517 24400v1550h4983" svg:viewBox="0 0 4984 1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5:36:29.170610391</meta:creation-date>
    <dc:date>2017-01-25T21:15:35.376991958</dc:date>
    <meta:editing-duration>PT1H57M52S</meta:editing-duration>
    <meta:editing-cycles>6</meta:editing-cycles>
    <meta:generator>LibreOffice/5.2.4.2.0$Linux_X86_64 LibreOffice_project/20m0$Build-2</meta:generator>
    <dc:creator>MalditoBarbudo </dc:creator>
    <meta:document-statistic meta:object-count="70"/>
  </office:meta>
</office:document-meta>
</file>